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917a" officeooo:paragraph-rsid="0009917a"/>
    </style:style>
    <style:style style:name="P2" style:family="paragraph" style:parent-style-name="Standard">
      <style:text-properties officeooo:rsid="0009c0d2" officeooo:paragraph-rsid="0009c0d2"/>
    </style:style>
    <style:style style:name="P3" style:family="paragraph" style:parent-style-name="Standard">
      <style:text-properties officeooo:rsid="000ac31e" officeooo:paragraph-rsid="000ac31e"/>
    </style:style>
    <style:style style:name="P4" style:family="paragraph" style:parent-style-name="Standard">
      <style:text-properties officeooo:rsid="000d2633" officeooo:paragraph-rsid="000d2633"/>
    </style:style>
    <style:style style:name="T1" style:family="text">
      <style:text-properties officeooo:rsid="0009c0d2"/>
    </style:style>
    <style:style style:name="T2" style:family="text">
      <style:text-properties officeooo:rsid="000ac31e"/>
    </style:style>
    <style:style style:name="T3" style:family="text">
      <style:text-properties officeooo:rsid="000c4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дин из важных уроков, который я вынес из курсов по медитации от Сэма Харриса и в ретрит-центре Дхамма Дуллабха, - это что никогда не стыдно начать заново. Если не получается, можно просто начать заново, со спокойным и чистым умом, тихим и внимательным умом. Не за чем нести груз вины за то, что не получается. Я сейчас говорю именно про медитацию и не знаю, насколько это применимо в других сферах жизни. В моей практике в последние пару месяцев произошла стагнация, я практиковал только по привычке, постепенно забывая о том, как это делать правильно и зачем. </text:p>
      <text:p text:style-name="P1">Я разучился принимать себя, перестал видеть красоту и чудо в каждом моменте. Я стал стремиться к чувственным наслаждениям. Мой ум не так спокоен и безмятежен, как раньше. Я хочу делать больше и больше дел, не удовлетворяясь тем, что уже делаю. В результате около недели я испытываю легкие симптомы депрессии в виде подавленного настроения, начинающейся <text:span text:style-name="T1">уже </text:span>с утра усталости и сниженной концентрации. </text:p>
      <text:p text:style-name="P2">Счастье – это результат упражнений ума. Нет покоя помимо того, что идет изнутри. Духовность – это сложно, потому что очень легко натолкнуться на культ, потерять критичность мышления, впасть в догму. Но пытаться все равно стоит. Я по-прежнему считаю, что Просветление – реальный когнитивный феномен, <text:span text:style-name="T2">и одна из моих жизненных целей – его достижение. Я хочу этого не для себя, а для того, чтобы быть более хорошим и добрым человеком ради других.</text:span></text:p>
      <text:p text:style-name="P3">Может быть, этот пост вас на что-нибудь вдохновит. Заботьтесь о себе и не бойтесь делать что-то, что кажется вам правильным, даже если люди вокруг вас этого не делают и не понимают. <text:span text:style-name="T3">Держите ум открытым. Нет карты, которая полностью отражала бы территорию, нет универсальной чистемы для понимания и работы с реальностью. Стоит уметь думать разными способами. В том числе рассматривать себя как целеориентированного агента, стремящегося к своим целям наиболее эффективными способами. В том числе рассматривать себя как часть единого потока жизни, не отдельного от остальных существ.</text:span></text:p>
      <text:p text:style-name="P4">Бессмертие по-прежнему еще не достигнуто, безопасный суперинтеллект еще не создан, биоразнообразие продолжает снижаться, концентрация парниковых газов – расти. Все меняется, и я пока не знаю, что значит быть великим в 21 веке, но у меня есть некоторые идеи. При этом важно поддерживать ум в порядке и не выгорать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7:34:23.625515855</meta:creation-date>
    <dc:date>2020-02-02T18:20:23.431787899</dc:date>
    <meta:editing-duration>PT24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354" meta:character-count="2297" meta:non-whitespace-character-count="1941"/>
  </office:meta>
</office:document-meta>
</file>